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V_NVDLA_CACC_CALC_int8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gnore cfg_in_en_mask</text:p>
          </table:table-cell>
        </table:table-row>
      </table:table>
      <table:table table:name="apb2csb" table:style-name="ta1">
        <table:table-column table:style-name="co1" table:default-cell-style-name="Default"/>
        <table:table-row table:style-name="ro1">
          <table:table-cell office:value-type="string" calcext:value-type="string">
            <text:p>Trying to prove $equiv for \rd_trans_low: failed.</text:p>
          </table:table-cell>
        </table:table-row>
      </table:table>
      <table:table table:name="slib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2D4PO4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CKLNQD1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CKLNQD12PO4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2:10:57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2T02:27:16.026000000</dc:date>
    <meta:editing-duration>PT1H6M31S</meta:editing-duration>
    <meta:editing-cycles>5</meta:editing-cycles>
    <meta:document-statistic meta:table-count="3" meta:cell-count="14" meta:object-count="0"/>
  </office:meta>
</office:document-meta>
</file>